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ndleImpl.is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ndleImpl.g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ndleImpl.EventBundleImpl( Collection events , boolean is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